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.Book( int price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.Bo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1733_jsonpath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sue1733_jsonpath.test_for_issue_o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ssue1733_jsonpath.test_for_issue_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ook.Book( BigDecimal price , String categ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